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48pt" style:font-size-asian="48pt" style:font-size-complex="48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style:font-name="Plantagenet Cherokee" fo:font-size="48pt" style:font-size-asian="48pt" style:font-size-complex="48pt"/>
    </style:style>
    <style:style style:name="P5" style:family="paragraph" style:parent-style-name="Standard">
      <style:paragraph-properties fo:text-align="center" style:justify-single-word="false"/>
      <style:text-properties style:font-name="Plantagenet Cherokee"/>
    </style:style>
    <style:style style:name="P6" style:family="paragraph" style:parent-style-name="Standard">
      <style:paragraph-properties fo:text-align="center" style:justify-single-word="false"/>
      <style:text-properties style:font-name="Plantagenet Cherokee" fo:font-size="18pt" style:font-size-asian="18pt" style:font-size-complex="18pt"/>
    </style:style>
    <style:style style:name="P7" style:family="paragraph" style:parent-style-name="Standard">
      <style:paragraph-properties fo:text-align="end" style:justify-single-word="false"/>
      <style:text-properties style:font-name="Plantagenet Cherokee" fo:font-size="16pt" style:font-size-asian="16pt" style:font-size-complex="16pt"/>
    </style:style>
    <style:style style:name="P8" style:family="paragraph" style:parent-style-name="Standard">
      <style:text-properties style:font-name="Trajan Pro"/>
    </style:style>
    <style:style style:name="P9" style:family="paragraph" style:parent-style-name="Standard">
      <style:paragraph-properties fo:text-align="center" style:justify-single-word="false"/>
      <style:text-properties style:font-name="Trajan Pro"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Trajan Pro"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4">INFOME PRÁCTICA 7</text:p>
      <text:p text:style-name="P5"/>
      <text:p text:style-name="P6">DESARROLLO DE SISTEMAS INFORMÁTICOS</text:p>
      <text:p text:style-name="P6"/>
      <text:p text:style-name="P6"/>
      <text:p text:style-name="P6"/>
      <text:p text:style-name="P6"/>
      <text:p text:style-name="P7"/>
      <text:p text:style-name="P7"/>
      <text:p text:style-name="P7"/>
      <text:p text:style-name="P7"/>
      <text:p text:style-name="P7"/>
      <text:p text:style-name="P7">SERGIO AFONSO GARCIA</text:p>
      <text:p text:style-name="P7">ALU3877</text:p>
      <text:p text:style-name="P7">3ºGRADO I. INFORMÁTICA</text:p>
      <text:p text:style-name="P7"/>
      <text:p text:style-name="P3"/>
      <text:p text:style-name="Standard"/>
      <text:p text:style-name="Standard"/>
      <text:p text:style-name="Standard"/>
      <text:p text:style-name="Standard"/>
      <text:p text:style-name="Standard"/>
      <text:p text:style-name="Standard"/>
      <text:p text:style-name="P1"/>
      <text:p text:style-name="Standard"/>
      <text:p text:style-name="Standard"/>
      <text:p text:style-name="Standard"/>
      <text:p text:style-name="Standard"/>
      <text:p text:style-name="P9"><text:soft-page-break/>FILLING IN THE LAYOUT</text:p>
      <text:p text:style-name="P8"/>
      <text:p text:style-name="P8"/>
      <text:p text:style-name="P8">En esta práctica abordaremos el añadir un poco de estilo a las páginas web que vamos desarrollando utilizando hojas de estilo CSS (Cascading style sheets).</text:p>
      <text:p text:style-name="P8"/>
      <text:p text:style-name="P10">RAILS</text:p>
      <text:p text:style-name="P8"/>
      <text:p text:style-name="P8">hemos comenzado realizando la parte de rails utilizando el proyecto de la práctica anterior hemos modificado el archivo application.html.erb y hemos añadido al home.html de las páginas estáticas el &lt;div&gt; que definía el tutorial. Al arrancar el server y acceder al home se han comprobado los cambios.</text:p>
      <text:p text:style-name="P8"/>
      <text:p text:style-name="P8">A continuación añadimos gem 'bootstrap-sass', '2.1' al fichero “Gemfile” y lo instalamos con “bundle install”. Hemos creado un archivo css a nuestra aplicación en el que se llama a</text:p>
      <text:p text:style-name="P8">bootstrap. Y, tras arrancar de nuevo el server y actualizar el home, hemos comprobado cómo ha cambiado el estilo.</text:p>
      <text:p text:style-name="P8"/>
      <text:p text:style-name="P8">Ahora comenzamos con la parte de Partials. Añadimos al fichero “application.html.erb” la siguiente línea “: &lt;%= render 'layouts/shim' %&gt;”. Realizamos la misma operación para el _header y el _footer, ficheros que hemos creado previamente.</text:p>
      <text:p text:style-name="P8"/>
      <text:p text:style-name="P8">Después de esto hacemos varias modificaciones en el custom.css y vamos viendo los cambios que se producen en la página home de la aplicación.</text:p>
      <text:p text:style-name="P8"/>
      <text:p text:style-name="P8">A partir de este punto comenzaremos a realizar los test. En principio las páginas estáticas no los pasan. Añadimos la ruta de la pagina de contactos, añadimos tambien la accion del controlador y la vista.</text:p>
      <text:p text:style-name="P8"/>
      <text:p text:style-name="P8">A continuación escribimos los test para las rutas modificando el fichero “static_pages_spec.rb”, para que estos test funcionen los hemos mapeado en el config/routes.rb, luego hemos puesto el nombre de las rutas para que funcionen en nuestro diseño. También utilizamos las últimas características del RSpec para hacer de nuestros test más compactos y elegantes.</text:p>
      <text:p text:style-name="P8"/>
      <text:p text:style-name="P8">Por último creamos un segundo controlador para los Usuarios así como los test específicos .</text:p>
      <text:p text:style-name="P8"/>
      <text:p text:style-name="P10">DJANGO</text:p>
      <text:p text:style-name="P8"/>
      <text:p text:style-name="P8">Para realizar la práctica correspondiente a Django, hemos reutilizado el código de los ejercicios anteriores.</text:p>
      <text:p text:style-name="P8"/>
      <text:p text:style-name="P8">Utilizando como base principal la herramienta “Flatpages” que nos <text:soft-page-break/>proporciona Django.</text:p>
      <text:p text:style-name="P8"/>
      <text:p text:style-name="P8">Tenemos que realizar una plantilla que se encuentra en el directorio “static/templates/flatpages/default.html, en esta plantilla añadiremos las hojas de estilo que vayamos a utilizar y el cuerpo del html. Como por ejemplo:</text:p>
      <text:p text:style-name="P8"/>
      <text:p text:style-name="P8">Para ubicar las hojas de estilo, tenemos que crear una carpeta “css” dentro del proyecto “Practica7_Django” y añadir las hojas de estilo que queramos utilizar.</text:p>
      <text:p text:style-name="P8"/>
      <text:p text:style-name="P8">Finalmente hay que poner contenido en dicha página, que se realizaría de la siguiente forma: Entramos como admin en Django y abrimos la herramienta flatpages, añadimos una nueva página, indicando el nombre, por ejemplo: “/Index/”, le ponemos un title “Página de Inicio” y añadimos el contenido correspondiente al cuerpo de una página en html.</text:p>
      <text:p text:style-name="P8"/>
      <text:p text:style-name="P8">Esta última práctica ha sido la que más dificultad ha llevado dado el tiempo en la realización por los diversos inconvenientes encontrados al aplicar en principio de manera estricta las indicaciones del tutoria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20:24:38</meta:creation-date>
    <dc:date>2013-09-05T10:47:15</dc:date>
    <meta:editing-duration>PT36M54S</meta:editing-duration>
    <meta:editing-cycles>2</meta:editing-cycles>
    <meta:generator>OpenOffice.org/3.4.1$Unix OpenOffice.org_project/341m1$Build-9593</meta:generator>
    <meta:document-statistic meta:table-count="0" meta:image-count="0" meta:object-count="0" meta:page-count="3" meta:paragraph-count="23" meta:word-count="471" meta:character-count="3042"/>
  </office:meta>
</office:document-meta>
</file>